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bitmap" draw:fill-image-name="Sky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2.004cm" svg:x1="6.201cm" svg:y1="1.301cm" svg:x2="1.862cm" svg:y2="3.965cm" draw:start-shape="id1" draw:start-glue-point="3">
          <text:p text:style-name="P7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AUS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73cm" svg:height="2.618cm" svg:x="0.529cm" svg:y="4.007cm">
          <text:p text:style-name="P4"><text:span text:style-name="T2">AUSPatient</text:span></text:p>
          <text:p text:style-name="P4"><text:span text:style-name="T3"/></text:p>
          <text:p text:style-name="P4"><text:span text:style-name="T4">FirstName</text:span></text:p>
          <text:p text:style-name="P4"><text:span text:style-name="T4">LastName</text:span></text:p>
          <text:p text:style-name="P4"><text:span text:style-name="T4">Gender</text:span></text:p>
          <text:p text:style-name="P4"><text:span text:style-name="T4">TFN (TaxFileNumber)</text:span></text:p>
          <text:p text:style-name="P4"><text:span text:style-name="T4">...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529cm" svg:y1="4.635cm" svg:x2="3.302cm" svg:y2="4.635cm">
          <text:p text:style-name="P7"/>
        </draw:line>
        <draw:custom-shape draw:style-name="gr5" draw:text-style-name="P6" draw:layer="layout" svg:width="3.424cm" svg:height="1.384cm" svg:x="0.266cm" svg:y="1.911cm">
          <text:p text:style-name="P4"><text:span text:style-name="T5">Main patient information used for matching</text:span></text:p>
          <draw:enhanced-geometry svg:viewBox="0 0 21600 21600" draw:text-areas="800 800 20800 20800" draw:type="round-rectangular-callout" draw:modifiers="8009.34306569343 33889.3862815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.027cm" svg:height="0.64cm" svg:x="6.626cm" svg:y="3.259cm">
          <draw:text-box>
            <text:p text:style-name="P7"><text:span text:style-name="T5">0..*</text:span></text:p>
          </draw:text-box>
        </draw:frame>
        <draw:g draw:id="id2">
          <draw:custom-shape draw:style-name="gr3" draw:text-style-name="P5" draw:layer="layout" svg:width="1.995cm" svg:height="2.244cm" svg:x="8.996cm" svg:y="4cm">
            <text:p text:style-name="P4"><text:span text:style-name="T2">Address</text:span></text:p>
            <text:p text:style-name="P4"><text:span text:style-name="T3"/></text:p>
            <text:p text:style-name="P4"><text:span text:style-name="T4">AddressType</text:span></text:p>
            <text:p text:style-name="P4"><text:span text:style-name="T4">AddressLines</text:span></text:p>
            <text:p text:style-name="P4"><text:span text:style-name="T4">...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996cm" svg:y1="4.688cm" svg:x2="11.006cm" svg:y2="4.688cm">
            <text:p text:style-name="P7"/>
          </draw:line>
        </draw:g>
        <draw:connector draw:style-name="gr1" draw:text-style-name="P1" draw:layer="layout" svg:x1="8.889cm" svg:y1="1.301cm" svg:x2="10.001cm" svg:y2="4cm" draw:start-shape="id1" draw:start-glue-point="1" draw:end-shape="id2" draw:end-glue-point="0">
          <text:p text:style-name="P7"/>
        </draw:connector>
        <draw:frame draw:style-name="gr6" draw:text-style-name="P8" draw:layer="layout" svg:width="1.027cm" svg:height="0.64cm" svg:x="9.972cm" svg:y="3.407cm">
          <draw:text-box>
            <text:p text:style-name="P7"><text:span text:style-name="T5">0..*</text:span></text:p>
          </draw:text-box>
        </draw:frame>
        <draw:g draw:id="id5">
          <draw:custom-shape draw:style-name="gr3" draw:text-style-name="P5" draw:layer="layout" svg:width="2.428cm" svg:height="2.16cm" svg:x="12.509cm" svg:y="3.958cm">
            <text:p text:style-name="P4"><text:span text:style-name="T2">Phone</text:span></text:p>
            <text:p text:style-name="P4"><text:span text:style-name="T3"/></text:p>
            <text:p text:style-name="P4"><text:span text:style-name="T4">PhoneType</text:span></text:p>
            <text:p text:style-name="P4"><text:span text:style-name="T4">Phone</text:span></text:p>
            <text:p text:style-name="P4"><text:span text:style-name="T4">Extension</text:span></text:p>
            <text:p text:style-name="P4"><text:span text:style-name="T4"/></text:p>
            <text:p text:style-name="P4"><text:span text:style-name="T4"/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4.682cm" svg:x2="14.838cm" svg:y2="4.682cm">
            <text:p text:style-name="P7"/>
          </draw:line>
        </draw:g>
        <draw:g draw:id="id4">
          <draw:custom-shape draw:style-name="gr3" draw:text-style-name="P5" draw:layer="layout" svg:width="2.28cm" svg:height="2.376cm" svg:x="5.106cm" svg:y="7.847cm">
            <text:p text:style-name="P4"><text:span text:style-name="T2">Contact</text:span></text:p>
            <text:p text:style-name="P4"><text:span text:style-name="T3"/></text:p>
            <text:p text:style-name="P4"><text:span text:style-name="T4">Name</text:span></text:p>
            <text:p text:style-name="P4"><text:span text:style-name="T4">Relationship</text:span></text:p>
            <text:p text:style-name="P4"><text:span text:style-name="T4">Role</text:span></text:p>
            <text:p text:style-name="P4"><text:span text:style-name="T4">...</text:span></text:p>
            <text:p text:style-name="P4"><text:span text:style-name="T4"/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49cm" svg:y1="8.469cm" svg:x2="7.323cm" svg:y2="8.467cm">
            <text:p text:style-name="P7"/>
          </draw:line>
        </draw:g>
        <draw:g draw:id="id9">
          <draw:custom-shape draw:style-name="gr3" draw:text-style-name="P5" draw:layer="layout" svg:width="3.761cm" svg:height="3.005cm" svg:x="11.967cm" svg:y="12.535cm">
            <text:p text:style-name="P4"><text:span text:style-name="T2">HealthFund</text:span></text:p>
            <text:p text:style-name="P4"><text:span text:style-name="T5"/></text:p>
            <text:p text:style-name="P4"><text:span text:style-name="T5">CompanyName</text:span></text:p>
            <text:p text:style-name="P4"><text:span text:style-name="T5">HealthFundTable</text:span></text:p>
            <text:p text:style-name="P4"><text:span text:style-name="T5">MembershipNo</text:span></text:p>
            <text:p text:style-name="P4"><text:span text:style-name="T5">...</text:span></text:p>
            <text:p text:style-name="P4"><text:span text:style-name="T6"/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01cm" svg:y1="13.109cm" svg:x2="15.763cm" svg:y2="13.109cm">
            <text:p text:style-name="P7"/>
          </draw:line>
        </draw:g>
        <draw:connector draw:style-name="gr4" draw:text-style-name="P1" draw:layer="layout" svg:x1="6.879cm" svg:y1="1.693cm" svg:x2="6.879cm" svg:y2="1.735cm">
          <text:p text:style-name="P7"/>
        </draw:connector>
        <draw:line draw:style-name="gr1" draw:text-style-name="P1" draw:layer="layout" svg:x1="6.265cm" svg:y1="1.672cm" svg:x2="6.265cm" svg:y2="4.275cm">
          <text:p text:style-name="P7"/>
        </draw:line>
        <draw:g>
          <draw:custom-shape draw:style-name="gr3" draw:text-style-name="P5" draw:layer="layout" svg:width="2.121cm" svg:height="2.235cm" svg:x="5.355cm" svg:y="3.945cm">
            <text:p text:style-name="P4"><text:span text:style-name="T2">Alias</text:span></text:p>
            <text:p text:style-name="P4"><text:span text:style-name="T3"/></text:p>
            <text:p text:style-name="P4"><text:span text:style-name="T4">FirstName</text:span></text:p>
            <text:p text:style-name="P4"><text:span text:style-name="T4">LastName</text:span></text:p>
            <text:p text:style-name="P4"><text:span text:style-name="T4">...</text:span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355cm" svg:y1="4.521cm" svg:x2="7.493cm" svg:y2="4.521cm">
            <text:p text:style-name="P7"/>
          </draw:line>
        </draw:g>
        <draw:g draw:id="id7">
          <draw:custom-shape draw:style-name="gr3" draw:text-style-name="P5" draw:layer="layout" svg:width="3.579cm" svg:height="2.095cm" svg:x="12.206cm" svg:y="8.906cm">
            <text:p text:style-name="P4"><text:span text:style-name="T2">AuxiluryID (AuxID)</text:span></text:p>
            <text:p text:style-name="P4"><text:span text:style-name="T5"/></text:p>
            <text:p text:style-name="P4"><text:span text:style-name="T5">AuxiluryIDType</text:span></text:p>
            <text:p text:style-name="P4"><text:span text:style-name="T5">AuxiluryID</text:span></text:p>
            <text:p text:style-name="P4"><text:span text:style-name="T5">...</text:span></text:p>
            <text:p text:style-name="P4"><text:span text:style-name="T6"/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9.534cm" svg:x2="15.819cm" svg:y2="9.534cm">
            <text:p text:style-name="P7"/>
          </draw:line>
        </draw:g>
        <draw:custom-shape draw:style-name="gr7" draw:text-style-name="P6" draw:layer="layout" svg:width="3.408cm" svg:height="1.268cm" svg:x="13.492cm" svg:y="6.914cm">
          <text:p text:style-name="P4"><text:span text:style-name="T5">Examples: </text:span></text:p>
          <text:p text:style-name="P4"><text:span text:style-name="T5">Credit Card</text:span></text:p>
          <text:p text:style-name="P4"><text:span text:style-name="T5">Household ID</text:span></text:p>
          <draw:enhanced-geometry svg:viewBox="0 0 21600 21600" draw:text-areas="800 800 20800 20800" draw:type="round-rectangular-callout" draw:modifiers="13153.8867703139 38280.8510638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id="id3" draw:layer="layout" svg:width="3.894cm" svg:height="3.249cm" svg:x="4.493cm" svg:y="11.604cm">
          <text:p text:style-name="P4"><text:span text:style-name="T2">ExistingCondition</text:span></text:p>
          <text:p text:style-name="P4"><text:span text:style-name="T3"/></text:p>
          <text:p text:style-name="P4"><text:span text:style-name="T5">Name</text:span></text:p>
          <text:p text:style-name="P4"><text:span text:style-name="T5">StartDate</text:span></text:p>
          <text:p text:style-name="P4"><text:span text:style-name="T5">MedicineName </text:span></text:p>
          <text:p text:style-name="P4"><text:span text:style-name="T5">MedicineDose</text:span></text:p>
          <text:p text:style-name="P4"><text:span text:style-name="T5">...</text:span></text:p>
          <text:p text:style-name="P4"><text:span text:style-name="T6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44cm" svg:y1="11.604cm" svg:x2="6.44cm" svg:y2="11.604cm" draw:start-shape="id3" draw:end-shape="id3">
          <text:p text:style-name="P7"/>
        </draw:connector>
        <draw:line draw:style-name="gr4" draw:text-style-name="P1" draw:layer="layout" svg:x1="4.527cm" svg:y1="12.59cm" svg:x2="8.4cm" svg:y2="12.59cm">
          <text:p text:style-name="P7"/>
        </draw:line>
        <draw:custom-shape draw:style-name="gr7" draw:text-style-name="P6" draw:layer="layout" svg:width="2.519cm" svg:height="0.867cm" svg:x="8.628cm" svg:y="12.387cm">
          <text:p text:style-name="P4"><text:span text:style-name="T5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5" draw:layer="layout" svg:width="2.557cm" svg:height="2.513cm" svg:x="8.355cm" svg:y="8.321cm">
            <text:p text:style-name="P4"><text:span text:style-name="T2">Comment</text:span><text:span text:style-name="T3"> </text:span></text:p>
            <text:p text:style-name="P4"><text:span text:style-name="T5"/></text:p>
            <text:p text:style-name="P4"><text:span text:style-name="T5">CommentCode</text:span></text:p>
            <text:p text:style-name="P4"><text:span text:style-name="T5">CommentText</text:span></text:p>
            <text:p text:style-name="P4"><text:span text:style-name="T5">...</text:span></text:p>
            <text:p text:style-name="P4"><text:span text:style-name="T6"/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395cm" svg:y1="9.171cm" svg:x2="10.972cm" svg:y2="9.171cm">
            <text:p text:style-name="P7"/>
          </draw:line>
        </draw:g>
        <draw:connector draw:style-name="gr1" draw:text-style-name="P4" draw:layer="layout" svg:x1="4.688cm" svg:y1="1.355cm" svg:x2="5.106cm" svg:y2="9.035cm" draw:end-shape="id4" draw:end-glue-point="3">
          <text:p text:style-name="P7"/>
        </draw:connector>
        <draw:connector draw:style-name="gr1" draw:text-style-name="P1" draw:layer="layout" svg:x1="3.788cm" svg:y1="1.363cm" svg:x2="4.493cm" svg:y2="13.228cm" draw:end-shape="id3" draw:end-glue-point="3">
          <text:p text:style-name="P7"/>
        </draw:connector>
        <draw:connector draw:style-name="gr1" draw:text-style-name="P1" draw:layer="layout" svg:x1="8.889cm" svg:y1="1.301cm" svg:x2="13.723cm" svg:y2="3.958cm" draw:start-shape="id1" draw:start-glue-point="1" draw:end-shape="id5" draw:end-glue-point="0">
          <text:p text:style-name="P7"/>
        </draw:connector>
        <draw:connector draw:style-name="gr1" draw:text-style-name="P1" draw:layer="layout" draw:line-skew="0.198cm" svg:x1="7.895cm" svg:y1="1.672cm" svg:x2="8.355cm" svg:y2="9.577cm" draw:end-shape="id6" draw:end-glue-point="3">
          <text:p text:style-name="P7"/>
        </draw:connector>
        <draw:connector draw:style-name="gr1" draw:text-style-name="P1" draw:id="id8" draw:layer="layout" draw:line-skew="0.34cm" svg:x1="11.811cm" svg:y1="1.312cm" svg:x2="12.183cm" svg:y2="9.953cm" draw:end-shape="id7" draw:end-glue-point="3">
          <text:p text:style-name="P7"/>
        </draw:connector>
        <draw:connector draw:style-name="gr1" draw:text-style-name="P1" draw:layer="layout" draw:line-skew="0.466cm" svg:x1="11.811cm" svg:y1="1.312cm" svg:x2="11.967cm" svg:y2="14.037cm" draw:start-shape="id8" draw:start-glue-point="2" draw:end-shape="id9">
          <text:p text:style-name="P7"/>
        </draw:connector>
        <draw:frame draw:style-name="gr6" draw:text-style-name="P8" draw:layer="layout" svg:width="1.027cm" svg:height="0.64cm" svg:x="13.825cm" svg:y="3.324cm">
          <draw:text-box>
            <text:p text:style-name="P7"><text:span text:style-name="T5">0..*</text:span></text:p>
          </draw:text-box>
        </draw:frame>
        <draw:frame draw:style-name="gr6" draw:text-style-name="P8" draw:layer="layout" svg:width="1.027cm" svg:height="0.64cm" svg:x="4.512cm" svg:y="7.07cm">
          <draw:text-box>
            <text:p text:style-name="P7"><text:span text:style-name="T5">0..*</text:span></text:p>
          </draw:text-box>
        </draw:frame>
        <draw:frame draw:style-name="gr8" draw:text-style-name="P8" draw:layer="layout" svg:width="1.027cm" svg:height="0.64cm" svg:x="8.338cm" svg:y="7.507cm">
          <draw:text-box>
            <text:p text:style-name="P7"><text:span text:style-name="T5">0..*</text:span></text:p>
          </draw:text-box>
        </draw:frame>
        <draw:frame draw:style-name="gr9" draw:text-style-name="P8" draw:layer="layout" svg:width="1.027cm" svg:height="0.709cm" svg:x="11.689cm" svg:y="11.614cm">
          <draw:text-box>
            <text:p text:style-name="P7"><text:span text:style-name="T5">0..*</text:span></text:p>
          </draw:text-box>
        </draw:frame>
        <draw:frame draw:style-name="gr10" draw:text-style-name="P8" draw:layer="layout" svg:width="1.027cm" svg:height="0.64cm" svg:x="12.089cm" svg:y="8.105cm">
          <draw:text-box>
            <text:p text:style-name="P7"><text:span text:style-name="T5">0..*</text:span></text:p>
          </draw:text-box>
        </draw:frame>
        <draw:custom-shape draw:style-name="gr11" draw:text-style-name="P1" draw:layer="layout" svg:width="1.338cm" svg:height="0.339cm" svg:x="6.684cm" svg:y="1.751cm">
          <text:p text:style-name="P7"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027cm" svg:height="0.64cm" svg:x="3.816cm" svg:y="11.171cm">
          <draw:text-box>
            <text:p text:style-name="P7"><text:span text:style-name="T5">0..*</text:span></text:p>
          </draw:text-box>
        </draw:frame>
        <draw:frame draw:style-name="gr10" draw:text-style-name="P9" draw:layer="layout" svg:width="0.697cm" svg:height="0.657cm" svg:x="1.828cm" svg:y="3.384cm">
          <draw:text-box>
            <text:p text:style-name="P7"><text:span text:style-name="T2">1</text:span></text:p>
          </draw:text-box>
        </draw:frame>
        <draw:custom-shape draw:style-name="gr12" draw:text-style-name="P1" draw:layer="layout" svg:width="0.454cm" svg:height="0.605cm" svg:x="7.66cm" svg:y="13.606cm">
          <text:p text:style-name="P7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0T12:17:55</dc:date>
    <meta:editing-cycles>84</meta:editing-cycles>
    <meta:editing-duration>PT4H2M37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